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Tytuł" style:family="paragraph">
      <style:paragraph-properties fo:text-align="center"/>
      <style:text-properties style:font-name="Calibri Light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style:font-name="Calibri Light" fo:font-size="28pt" style:font-size-asian="28pt" style:font-size-complex="28pt"/>
    </style:style>
    <style:style style:name="P5" style:parent-style-name="Nagłówek1" style:family="paragraph">
      <style:paragraph-properties fo:text-align="center"/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0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1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7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8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9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0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1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2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3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4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7" style:parent-style-name="Nagłówek1" style:family="paragraph"/>
    <style:style style:name="P28" style:parent-style-name="Nagłówek1" style:family="paragraph"/>
    <style:style style:name="P29" style:parent-style-name="Nagłówek1" style:family="paragraph"/>
    <style:style style:name="P30" style:parent-style-name="Nagłówek2" style:family="paragraph"/>
    <style:style style:name="P31" style:parent-style-name="Nagłówek2" style:family="paragraph"/>
    <style:style style:name="P32" style:parent-style-name="Nagłówek2" style:family="paragraph"/>
    <style:style style:name="P33" style:parent-style-name="Nagłówek2" style:family="paragraph"/>
    <style:style style:name="P34" style:parent-style-name="Nagłówek2" style:family="paragraph"/>
    <style:style style:name="P35" style:parent-style-name="Nagłówek2" style:family="paragraph"/>
    <style:style style:name="P36" style:parent-style-name="Nagłówek2" style:family="paragraph"/>
    <style:style style:name="P37" style:parent-style-name="Nagłówek2" style:family="paragraph"/>
    <style:style style:name="P38" style:parent-style-name="Nagłówek2" style:family="paragraph"/>
    <style:style style:name="P39" style:parent-style-name="Nagłówek2" style:family="paragraph"/>
    <style:style style:name="P40" style:parent-style-name="Nagłówek1" style:family="paragraph"/>
    <style:style style:name="P41" style:parent-style-name="Nagłówek1" style:family="paragraph"/>
    <style:style style:name="P42" style:parent-style-name="Nagłówek1" style:family="paragraph"/>
    <style:style style:name="P43" style:parent-style-name="Nagłówek1" style:family="paragraph"/>
    <style:style style:name="P44" style:parent-style-name="Nagłówek2" style:family="paragraph"/>
    <style:style style:name="P45" style:parent-style-name="Nagłówek2" style:family="paragraph"/>
    <style:style style:name="P46" style:parent-style-name="Nagłówek2" style:family="paragraph"/>
    <style:style style:name="P47" style:parent-style-name="Nagłówek2" style:family="paragraph">
      <style:paragraph-properties fo:margin-left="0.4916in">
        <style:tab-stops/>
      </style:paragraph-properties>
      <style:text-properties style:font-name="Calibri Light"/>
    </style:style>
  </office:automatic-styles>
  <office:body>
    <office:text text:use-soft-page-breaks="true">
      <text:p text:style-name="P1"/>
      <text:p text:style-name="P2">Analiza specyfikacji wymagań projektu</text:p>
      <text:p text:style-name="P3"><text:span text:style-name="T4">(Nazwa projektu)</text:span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h text:style-name="P5" text:outline-level="1"/>
      <text:h text:style-name="Nagłówek1" text:outline-level="1"/>
      <text:h text:style-name="Nagłówek1" text:outline-level="1"/>
      <text:h text:style-name="Nagłówek1" text:outline-level="1"/>
      <text:p text:style-name="Normalny"/>
      <text:p text:style-name="Normalny"/>
      <text:h text:style-name="Nagłówek1" text:outline-level="1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593315981" office:target-frame-name="_top" xlink:show="replace"><text:span text:style-name="Hiperłącze">1.</text:span><text:tab/><text:span text:style-name="Hiperłącze">Cele analizy specyfikacji</text:span><text:tab/><text:span text:style-name="Hiperłącze">3</text:span></text:a></text:p>
          <text:p text:style-name="P7"><text:a xlink:href="#_Toc417027450" office:target-frame-name="_top" xlink:show="replace"><text:span text:style-name="Hiperłącze">2.</text:span><text:tab/><text:span text:style-name="Hiperłącze">Zakres specyfikacji</text:span><text:tab/><text:span text:style-name="Hiperłącze">3</text:span></text:a></text:p>
          <text:p text:style-name="P8"><text:a xlink:href="#_Toc1534825875" office:target-frame-name="_top" xlink:show="replace"><text:span text:style-name="Hiperłącze">3.</text:span><text:tab/><text:span text:style-name="Hiperłącze">Analiza wymagań funkcjonalnych - model use case'ów</text:span><text:tab/><text:span text:style-name="Hiperłącze">3</text:span></text:a></text:p>
          <text:p text:style-name="P9"><text:a xlink:href="#_Toc1674032387" office:target-frame-name="_top" xlink:show="replace"><text:span text:style-name="Hiperłącze">a.</text:span><text:tab/><text:span text:style-name="Hiperłącze">Specyfikacja aktorów</text:span><text:tab/><text:span text:style-name="Hiperłącze">3</text:span></text:a></text:p>
          <text:p text:style-name="P10"><text:a xlink:href="#_Toc755894308" office:target-frame-name="_top" xlink:show="replace"><text:span text:style-name="Hiperłącze">b.</text:span><text:tab/><text:span text:style-name="Hiperłącze">Lista use case'ów</text:span><text:tab/><text:span text:style-name="Hiperłącze">3</text:span></text:a></text:p>
          <text:p text:style-name="P11"><text:a xlink:href="#_Toc1332628769" office:target-frame-name="_top" xlink:show="replace"><text:span text:style-name="Hiperłącze">c.</text:span><text:tab/><text:span text:style-name="Hiperłącze">Diagram use case'ów UML</text:span><text:tab/><text:span text:style-name="Hiperłącze">3</text:span></text:a></text:p>
          <text:p text:style-name="P12"><text:a xlink:href="#_Toc601972251" office:target-frame-name="_top" xlink:show="replace"><text:span text:style-name="Hiperłącze">d.</text:span><text:tab/><text:span text:style-name="Hiperłącze">Specyfikacja use case’ów</text:span><text:tab/><text:span text:style-name="Hiperłącze">3</text:span></text:a></text:p>
          <text:p text:style-name="P13"><text:a xlink:href="#_Toc1632459014" office:target-frame-name="_top" xlink:show="replace"><text:span text:style-name="Hiperłącze">e.</text:span><text:tab/><text:span text:style-name="Hiperłącze">Diagramy aktywności UML dla use case’ów</text:span><text:tab/><text:span text:style-name="Hiperłącze">3</text:span></text:a></text:p>
          <text:p text:style-name="P14"><text:a xlink:href="#_Toc2043017372" office:target-frame-name="_top" xlink:show="replace"><text:span text:style-name="Hiperłącze">4.</text:span><text:tab/><text:span text:style-name="Hiperłącze">Analiza wymagań niefunkcjonalnych</text:span><text:tab/><text:span text:style-name="Hiperłącze">3</text:span></text:a></text:p>
          <text:p text:style-name="P15"><text:a xlink:href="#_Toc1482143991" office:target-frame-name="_top" xlink:show="replace"><text:span text:style-name="Hiperłącze">a.</text:span><text:tab/><text:span text:style-name="Hiperłącze">Interfejsy użytkownika</text:span><text:tab/><text:span text:style-name="Hiperłącze">3</text:span></text:a></text:p>
          <text:p text:style-name="P16"><text:a xlink:href="#_Toc240402754" office:target-frame-name="_top" xlink:show="replace"><text:span text:style-name="Hiperłącze">b.</text:span><text:tab/><text:span text:style-name="Hiperłącze">Interfejsy sprzętowe</text:span><text:tab/><text:span text:style-name="Hiperłącze">3</text:span></text:a></text:p>
          <text:p text:style-name="P17"><text:a xlink:href="#_Toc2009054811" office:target-frame-name="_top" xlink:show="replace"><text:span text:style-name="Hiperłącze">c.</text:span><text:tab/><text:span text:style-name="Hiperłącze">Interfejsy komunikacyjne</text:span><text:tab/><text:span text:style-name="Hiperłącze">3</text:span></text:a></text:p>
          <text:p text:style-name="P18"><text:a xlink:href="#_Toc535443919" office:target-frame-name="_top" xlink:show="replace"><text:span text:style-name="Hiperłącze">d.</text:span><text:tab/><text:span text:style-name="Hiperłącze">Interfejsy programowe.</text:span><text:tab/><text:span text:style-name="Hiperłącze">3</text:span></text:a></text:p>
          <text:p text:style-name="P19"><text:a xlink:href="#_Toc1016854057" office:target-frame-name="_top" xlink:show="replace"><text:span text:style-name="Hiperłącze">5.</text:span><text:tab/><text:span text:style-name="Hiperłącze">Analiza wymagań dotyczących jakości modelowanego systemu</text:span><text:tab/><text:span text:style-name="Hiperłącze">3</text:span></text:a></text:p>
          <text:p text:style-name="P20"><text:a xlink:href="#_Toc608995309" office:target-frame-name="_top" xlink:show="replace"><text:span text:style-name="Hiperłącze">6.</text:span><text:tab/><text:span text:style-name="Hiperłącze">Analiza warunków serwisowania</text:span><text:tab/><text:span text:style-name="Hiperłącze">3</text:span></text:a></text:p>
          <text:p text:style-name="P21"><text:a xlink:href="#_Toc1901869919" office:target-frame-name="_top" xlink:show="replace"><text:span text:style-name="Hiperłącze">7.</text:span><text:tab/><text:span text:style-name="Hiperłącze">Analiza ograniczeń architektury systemu</text:span><text:tab/><text:span text:style-name="Hiperłącze">3</text:span></text:a></text:p>
          <text:p text:style-name="P22"><text:a xlink:href="#_Toc59468323" office:target-frame-name="_top" xlink:show="replace"><text:span text:style-name="Hiperłącze">8.</text:span><text:tab/><text:span text:style-name="Hiperłącze">Model bazy danych</text:span><text:tab/><text:span text:style-name="Hiperłącze">3</text:span></text:a></text:p>
          <text:p text:style-name="P23"><text:a xlink:href="#_Toc2129960500" office:target-frame-name="_top" xlink:show="replace"><text:span text:style-name="Hiperłącze">a.</text:span><text:tab/><text:span text:style-name="Hiperłącze">Specyfikacja atrybutów bazy danych</text:span><text:tab/><text:span text:style-name="Hiperłącze">3</text:span></text:a></text:p>
          <text:p text:style-name="P24"><text:a xlink:href="#_Toc1896658139" office:target-frame-name="_top" xlink:show="replace"><text:span text:style-name="Hiperłącze">b.</text:span><text:tab/><text:span text:style-name="Hiperłącze">Specyfikacja operacji na danych</text:span><text:tab/><text:span text:style-name="Hiperłącze">3</text:span></text:a></text:p>
          <text:p text:style-name="P25"><text:a xlink:href="#_Toc80266735" office:target-frame-name="_top" xlink:show="replace"><text:span text:style-name="Hiperłącze">c.</text:span><text:tab/><text:span text:style-name="Hiperłącze">Specyfikacja reguł poprawności i zgodności typów danych</text:span><text:tab/><text:span text:style-name="Hiperłącze">3</text:span></text:a></text:p>
        </text:index-body>
      </text:table-of-content>
      <text:p text:style-name="P26"/>
      <text:p text:style-name="Normalny"/>
      <text:list text:style-name="LFO1" text:continue-numbering="true">
        <text:list-item>
          <text:p text:style-name="P27"><text:bookmark-start text:name="_Toc1593315981"/>Cele analizy specyfikacji<text:s/><text:bookmark-end text:name="_Toc1593315981"/></text:p>
        </text:list-item>
      </text:list>
      <text:list text:style-name="LFO1" text:continue-numbering="true">
        <text:list-item>
          <text:p text:style-name="P28"><text:bookmark-start text:name="_Toc417027450"/><text:span text:style-name="Nagłówek1Znak">Zakres specyfikacji</text:span><text:bookmark-end text:name="_Toc417027450"/></text:p>
        </text:list-item>
      </text:list>
      <text:list text:style-name="LFO1" text:continue-numbering="true">
        <text:list-item>
          <text:p text:style-name="P29"><text:bookmark-start text:name="_Toc1534825875"/>Analiza wymagań funkcjonalnych - model use case'ów<text:bookmark-end text:name="_Toc1534825875"/></text:p>
        </text:list-item>
      </text:list>
      <text:list text:style-name="LFO1" text:continue-numbering="true">
        <text:list-item>
          <text:list>
            <text:list-item>
              <text:p text:style-name="P30"><text:bookmark-start text:name="_Toc1674032387"/>Specyfikacja aktorów<text:bookmark-end text:name="_Toc167403238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1"><text:bookmark-start text:name="_Toc755894308"/>Lista use case'ów<text:s/><text:bookmark-end text:name="_Toc75589430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2"><text:bookmark-start text:name="_Toc1332628769"/>Diagram use case'ów UML<text:bookmark-end text:name="_Toc1332628769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3"><text:bookmark-start text:name="_Toc601972251"/>Specyfikacja use case’ów<text:bookmark-end text:name="_Toc60197225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4"><text:bookmark-start text:name="_Toc1632459014"/>Diagramy aktywności UML dla use case’ów<text:s/><text:bookmark-end text:name="_Toc1632459014"/></text:p>
            </text:list-item>
          </text:list>
        </text:list-item>
      </text:list>
      <text:list text:style-name="LFO1" text:continue-numbering="true">
        <text:list-item>
          <text:p text:style-name="P35"><text:bookmark-start text:name="_Toc2043017372"/>Analiza wymagań niefunkcjonalnych<text:bookmark-end text:name="_Toc2043017372"/></text:p>
        </text:list-item>
      </text:list>
      <text:list text:style-name="LFO1" text:continue-numbering="true">
        <text:list-item>
          <text:list>
            <text:list-item>
              <text:p text:style-name="P36"><text:bookmark-start text:name="_Toc1482143991"/>Interfejsy użytkownika<text:bookmark-end text:name="_Toc148214399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7"><text:bookmark-start text:name="_Toc240402754"/>Interfejsy sprzętowe<text:s/><text:bookmark-end text:name="_Toc24040275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8"><text:bookmark-start text:name="_Toc2009054811"/>Interfejsy komunikacyjne<text:s/><text:bookmark-end text:name="_Toc200905481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9"><text:bookmark-start text:name="_Toc535443919"/>Interfejsy programowe.<text:bookmark-end text:name="_Toc535443919"/></text:p>
            </text:list-item>
          </text:list>
        </text:list-item>
      </text:list>
      <text:list text:style-name="LFO1" text:continue-numbering="true">
        <text:list-item>
          <text:p text:style-name="P40"><text:bookmark-start text:name="_Toc1016854057"/>Analiza wymagań dotyczących jakości modelowanego systemu<text:s/><text:bookmark-end text:name="_Toc1016854057"/></text:p>
        </text:list-item>
      </text:list>
      <text:list text:style-name="LFO1" text:continue-numbering="true">
        <text:list-item>
          <text:p text:style-name="P41"><text:bookmark-start text:name="_Toc608995309"/>Analiza warunków serwisowania<text:s/><text:bookmark-end text:name="_Toc608995309"/></text:p>
        </text:list-item>
      </text:list>
      <text:list text:style-name="LFO1" text:continue-numbering="true">
        <text:list-item>
          <text:p text:style-name="P42"><text:bookmark-start text:name="_Toc1901869919"/>Analiza ograniczeń architektury systemu<text:bookmark-end text:name="_Toc1901869919"/></text:p>
        </text:list-item>
      </text:list>
      <text:list text:style-name="LFO1" text:continue-numbering="true">
        <text:list-item>
          <text:p text:style-name="P43"><text:bookmark-start text:name="_Toc59468323"/>Model bazy danych<text:s/><text:bookmark-end text:name="_Toc59468323"/></text:p>
        </text:list-item>
      </text:list>
      <text:list text:style-name="LFO1" text:continue-numbering="true">
        <text:list-item>
          <text:list>
            <text:list-item>
              <text:p text:style-name="P44"><text:bookmark-start text:name="_Toc2129960500"/>Specyfikacja atrybutów bazy danych<text:s/><text:bookmark-end text:name="_Toc2129960500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5"><text:bookmark-start text:name="_Toc1896658139"/>Specyfikacja operacji na danych<text:s/><text:bookmark-end text:name="_Toc1896658139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6"><text:bookmark-start text:name="_Toc80266735"/>Specyfikacja reguł poprawności i zgodności typów danych<text:bookmark-end text:name="_Toc80266735"/></text:p>
            </text:list-item>
          </text:list>
        </text:list-item>
      </text:list>
      <text:h text:style-name="P47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osław Boczoń</meta:initial-creator>
    <dc:creator>Radosław Boczoń</dc:creator>
    <meta:creation-date>2022-04-17T12:52:00Z</meta:creation-date>
    <dc:date>2022-04-17T12:52:00Z</dc:date>
    <meta:template xlink:href="Normal.dotm" xlink:type="simple"/>
    <meta:editing-cycles>1</meta:editing-cycles>
    <meta:editing-duration>PT0S</meta:editing-duration>
    <meta:document-statistic meta:page-count="1" meta:paragraph-count="5" meta:word-count="392" meta:character-count="2745" meta:row-count="19" meta:non-whitespace-character-count="2358"/>
  </office:meta>
</office:document-meta>
</file>